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openfile.xml" manifest:media-type="text/xml"/>
  <manifest:file-entry manifest:full-path="Basic/Standard/studentImportMacros.xml" manifest:media-type="text/xml"/>
  <manifest:file-entry manifest:full-path="Basic/Standard/newMakros.xml" manifest:media-type="text/xml"/>
  <manifest:file-entry manifest:full-path="Basic/Standard/teamMacro.xml" manifest:media-type="text/xml"/>
  <manifest:file-entry manifest:full-path="Basic/Standard/deleteOneSheet.xml" manifest:media-type="text/xml"/>
  <manifest:file-entry manifest:full-path="Basic/Standard/Summary_Macros.xml" manifest:media-type="text/xml"/>
  <manifest:file-entry manifest:full-path="Basic/Standard/Setup_Macro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Linux Biolinum" svg:font-family="'Linux Biolinum'"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1.0181in"/>
    </style:style>
    <style:style style:name="co2" style:family="table-column">
      <style:table-column-properties fo:break-before="auto" style:column-width="0.889in"/>
    </style:style>
    <style:style style:name="co3" style:family="table-column">
      <style:table-column-properties fo:break-before="auto" style:column-width="1.4028in"/>
    </style:style>
    <style:style style:name="co4" style:family="table-column">
      <style:table-column-properties fo:break-before="auto" style:column-width="1.6075in"/>
    </style:style>
    <style:style style:name="co5" style:family="table-column">
      <style:table-column-properties fo:break-before="auto" style:column-width="0.2138in"/>
    </style:style>
    <style:style style:name="co6" style:family="table-column">
      <style:table-column-properties fo:break-before="auto" style:column-width="1.2264in"/>
    </style:style>
    <style:style style:name="co7" style:family="table-column">
      <style:table-column-properties fo:break-before="auto" style:column-width="1.6917in"/>
    </style:style>
    <style:style style:name="co8" style:family="table-column">
      <style:table-column-properties fo:break-before="auto" style:column-width="2.9425in"/>
    </style:style>
    <style:style style:name="co9" style:family="table-column">
      <style:table-column-properties fo:break-before="auto" style:column-width="1.2028in"/>
    </style:style>
    <style:style style:name="co10" style:family="table-column">
      <style:table-column-properties fo:break-before="auto" style:column-width="1.8102in"/>
    </style:style>
    <style:style style:name="co11" style:family="table-column">
      <style:table-column-properties fo:break-before="auto" style:column-width="1.2744in"/>
    </style:style>
    <style:style style:name="co12" style:family="table-column">
      <style:table-column-properties fo:break-before="auto" style:column-width="0.8902in"/>
    </style:style>
    <style:style style:name="co13" style:family="table-column">
      <style:table-column-properties fo:break-before="auto" style:column-width="0.3854in"/>
    </style:style>
    <style:style style:name="co14" style:family="table-column">
      <style:table-column-properties fo:break-before="auto" style:column-width="1.2236in"/>
    </style:style>
    <style:style style:name="co15" style:family="table-column">
      <style:table-column-properties fo:break-before="auto" style:column-width="1.4736in"/>
    </style:style>
    <style:style style:name="co16" style:family="table-column">
      <style:table-column-properties fo:break-before="auto" style:column-width="0.611in"/>
    </style:style>
    <style:style style:name="co17" style:family="table-column">
      <style:table-column-properties fo:break-before="auto" style:column-width="0.5681in"/>
    </style:style>
    <style:style style:name="co18" style:family="table-column">
      <style:table-column-properties fo:break-before="auto" style:column-width="1.3756in"/>
    </style:style>
    <style:style style:name="co19" style:family="table-column">
      <style:table-column-properties fo:break-before="auto" style:column-width="0.3217in"/>
    </style:style>
    <style:style style:name="co20" style:family="table-column">
      <style:table-column-properties fo:break-before="auto" style:column-width="0.3429in"/>
    </style:style>
    <style:style style:name="co21" style:family="table-column">
      <style:table-column-properties fo:break-before="auto" style:column-width="1.1791in"/>
    </style:style>
    <style:style style:name="co22" style:family="table-column">
      <style:table-column-properties fo:break-before="auto" style:column-width="1.4154in"/>
    </style:style>
    <style:style style:name="co23" style:family="table-column">
      <style:table-column-properties fo:break-before="auto" style:column-width="1.31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home">
      <style:table-properties table:display="true" style:writing-mode="lr-tb"/>
    </style:style>
    <number:date-style style:name="N37" number:automatic-order="true">
      <number:month number:style="long"/>
      <number:text>/</number:text>
      <number:day number:style="long"/>
      <number:text>/</number:text>
      <number:year/>
    </number:date-style>
    <style:style style:name="ce17"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fo:background-color="#81d41a"/>
      <style:text-properties fo:font-size="12pt" fo:font-weight="bold" style:font-size-asian="12pt" style:font-weight-asian="bold" style:font-size-complex="12pt" style:font-weight-complex="bold"/>
    </style:style>
    <style:style style:name="ce26" style:family="table-cell" style:parent-style-name="Default">
      <style:table-cell-properties fo:background-color="#81d41a"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5" style:family="table-cell" style:parent-style-name="Default" style:data-style-name="N37"/>
    <style:style style:name="ce28" style:family="table-cell" style:parent-style-name="Default" style:data-style-name="N37">
      <style:table-cell-properties fo:background-color="#81d41a"/>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fo:min-height="0.9024in" fo:min-width="3.7524in"/>
      <style:paragraph-properties fo:text-align="center"/>
      <style:text-properties fo:font-size="24pt" fo:font-weight="bold" style:font-size-asian="24pt" style:font-weight-asian="bold" style:font-size-complex="24pt" style:font-weight-complex="bold"/>
    </style:style>
    <style:style style:name="gr2" style:family="graphic">
      <style:graphic-properties draw:textarea-horizontal-align="justify" draw:textarea-vertical-align="middle" draw:auto-grow-height="false" fo:min-height="1.2567in" fo:min-width="0.1094in"/>
      <style:paragraph-properties fo:text-align="center"/>
    </style:style>
    <style:style style:name="gr3" style:family="graphic">
      <style:graphic-properties draw:stroke="none" svg:stroke-color="#000000" draw:fill="none" draw:fill-color="#ffffff" fo:min-height="0.6465in"/>
      <style:text-properties fo:font-size="14pt" style:font-size-asian="14pt" style:font-size-complex="14pt"/>
    </style:style>
    <style:style style:name="gr4" style:family="graphic">
      <style:graphic-properties draw:textarea-horizontal-align="justify" draw:textarea-vertical-align="middle" draw:auto-grow-height="false" fo:min-height="0.9024in" fo:min-width="3.2701in"/>
      <style:paragraph-properties fo:text-align="center"/>
      <style:text-properties fo:font-size="22pt" fo:font-weight="bold" style:font-size-asian="22pt" style:font-weight-asian="bold" style:font-size-complex="22pt" style:font-weight-complex="bold"/>
    </style:style>
    <style:style style:name="gr5" style:family="graphic">
      <style:graphic-properties draw:textarea-horizontal-align="justify" draw:textarea-vertical-align="middle" draw:auto-grow-height="false" fo:min-height="0.7815in" fo:min-width="2.1535in"/>
      <style:paragraph-properties fo:text-align="center"/>
      <style:text-properties fo:font-size="22pt" fo:font-weight="bold" style:font-size-asian="22pt" style:font-weight-asian="bold" style:font-size-complex="22pt" style:font-weight-complex="bold"/>
    </style:style>
    <style:style style:name="gr6" style:family="graphic">
      <style:graphic-properties draw:textarea-horizontal-align="justify" draw:textarea-vertical-align="middle" draw:auto-grow-height="false" fo:min-height="0.9024in" fo:min-width="2.9024in"/>
      <style:paragraph-properties fo:text-align="center"/>
      <style:text-properties fo:font-size="22pt" fo:font-weight="bold" style:font-size-asian="22pt" style:font-weight-asian="bold" style:font-size-complex="22pt" style:font-weight-complex="bold"/>
    </style:style>
    <style:style style:name="gr7" style:family="graphic">
      <style:graphic-properties draw:textarea-horizontal-align="justify" draw:textarea-vertical-align="middle" draw:auto-grow-height="false" fo:min-height="0.0894in" fo:min-width="1.0787in"/>
      <style:paragraph-properties fo:text-align="center"/>
    </style:style>
    <style:style style:name="gr8" style:family="graphic">
      <style:graphic-properties draw:stroke="none" svg:stroke-color="#000000" draw:fill="none" draw:fill-color="#ffffff" fo:min-height="0.8693in"/>
      <style:text-properties fo:font-size="14pt" style:font-size-asian="14pt" style:font-size-complex="14pt"/>
    </style:style>
    <style:style style:name="gr9" style:family="graphic">
      <style:graphic-properties draw:textarea-horizontal-align="justify" draw:textarea-vertical-align="middle" draw:auto-grow-height="false" fo:min-height="0.7433in" fo:min-width="0.0685in"/>
      <style:paragraph-properties fo:text-align="center"/>
    </style:style>
    <style:style style:name="P1" style:family="paragraph">
      <style:paragraph-properties fo:text-align="center" style:writing-mode="lr-tb"/>
    </style:style>
    <style:style style:name="P2" style:family="paragraph">
      <style:paragraph-properties fo:text-align="center" style:writing-mode="lr-tb"/>
      <style:text-properties fo:font-size="24pt" fo:font-weight="bold" style:font-size-asian="24pt" style:font-weight-asian="bold" style:font-size-complex="24pt" style:font-weight-complex="bold"/>
    </style:style>
    <style:style style:name="P3" style:family="paragraph">
      <style:paragraph-properties fo:text-align="center"/>
    </style:style>
    <style:style style:name="P4" style:family="paragraph">
      <loext:graphic-properties draw:fill="none" draw:fill-color="#ffffff"/>
      <style:paragraph-properties style:writing-mode="lr-tb"/>
      <style:text-properties fo:font-size="14pt" style:font-size-asian="14pt" style:font-size-complex="14pt"/>
    </style:style>
    <style:style style:name="P5" style:family="paragraph">
      <style:paragraph-properties fo:text-align="center" style:writing-mode="lr-tb"/>
      <style:text-properties fo:font-size="22pt" fo:font-weight="bold" style:font-size-asian="22pt" style:font-weight-asian="bold" style:font-size-complex="22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4pt" fo:font-style="italic" style:font-size-asian="14pt" style:font-style-asian="italic" style:font-size-complex="14pt" style:font-style-complex="italic"/>
    </style:style>
  </office:automatic-styles>
  <office:body>
    <office:spreadsheet>
      <table:calculation-settings table:case-sensitive="false" table:automatic-find-labels="false" table:use-regular-expressions="false" table:use-wildcards="true"/>
      <table:table table:name="Set-up" table:style-name="ta1">
        <table:table-column table:style-name="co1" table:default-cell-style-name="ce17"/>
        <table:table-column table:style-name="co2" table:default-cell-style-name="Default"/>
        <table:table-column table:style-name="co3" table:default-cell-style-name="ce17"/>
        <table:table-column table:style-name="co2" table:default-cell-style-name="ce17"/>
        <table:table-column table:style-name="co2" table:default-cell-style-name="Default"/>
        <table:table-column table:style-name="co2" table:default-cell-style-name="ce17"/>
        <table:table-column table:style-name="co2" table:number-columns-repeated="2" table:default-cell-style-name="Default"/>
        <table:table-column table:style-name="co2" table:default-cell-style-name="ce17"/>
        <table:table-column table:style-name="co2" table:default-cell-style-name="Default"/>
        <table:table-column table:style-name="co4" table:default-cell-style-name="ce17"/>
        <table:table-column table:style-name="co2" table:default-cell-style-name="ce17"/>
        <table:table-row table:style-name="ro1">
          <table:table-cell office:value-type="string" calcext:value-type="string">
            <text:p>first opening</text:p>
          </table:table-cell>
          <table:table-cell/>
          <table:table-cell office:value-type="string" calcext:value-type="string">
            <text:p>list of Sheets</text:p>
          </table:table-cell>
          <table:table-cell office:value-type="string" calcext:value-type="string">
            <text:p>id</text:p>
          </table:table-cell>
          <table:table-cell/>
          <table:table-cell office:value-type="string" calcext:value-type="string">
            <text:p>number</text:p>
          </table:table-cell>
          <table:table-cell table:number-columns-repeated="2"/>
          <table:table-cell office:value-type="string" calcext:value-type="string">
            <text:p>Week</text:p>
          </table:table-cell>
          <table:table-cell/>
          <table:table-cell office:value-type="string" calcext:value-type="string">
            <text:p>Withdrwan’s people <text:s text:c="2"/></text:p>
          </table:table-cell>
          <table:table-cell office:value-type="string" calcext:value-type="string">
            <text:p>lastRowDel</text:p>
          </table:table-cell>
        </table:table-row>
        <table:table-row table:style-name="ro1">
          <table:table-cell table:style-name="Default" office:value-type="float" office:value="1" calcext:value-type="float">
            <text:p>1</text:p>
          </table:table-cell>
          <table:table-cell/>
          <table:table-cell table:style-name="Default" table:number-columns-repeated="2"/>
          <table:table-cell/>
          <table:table-cell table:style-name="Default" office:value-type="float" office:value="0" calcext:value-type="float">
            <text:p>0</text:p>
          </table:table-cell>
          <table:table-cell table:number-columns-repeated="2"/>
          <table:table-cell table:style-name="Default" office:value-type="float" office:value="1" calcext:value-type="float">
            <text:p>1</text:p>
          </table:table-cell>
          <table:table-cell/>
          <table:table-cell table:style-name="Default" office:value-type="float" office:value="0" calcext:value-type="float">
            <text:p>0</text:p>
          </table:table-cell>
          <table:table-cell table:style-name="Default" office:value-type="float" office:value="4" calcext:value-type="float">
            <text:p>4</text:p>
          </table:table-cell>
        </table:table-row>
      </table:table>
      <table:table table:name="Team" table:style-name="ta2">
        <office:forms form:automatic-focus="false" form:apply-design-mode="false"/>
        <table:table-column table:style-name="co5" table:visibility="collapse"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row table:style-name="ro1">
          <table:table-cell table:number-columns-repeated="9"/>
        </table:table-row>
      </table:table>
      <table:table table:name="home" table:style-name="ta3">
        <office:forms form:automatic-focus="false" form:apply-design-mode="false"/>
        <table:shapes>
          <draw:custom-shape draw:z-index="0" draw:style-name="gr1" draw:text-style-name="P2" svg:width="3.85in" svg:height="1in" svg:x="2.5701in" svg:y="2.5in">
            <office:event-listeners>
              <script:event-listener script:language="ooo:script" script:event-name="dom:click" xlink:href="vnd.sun.star.script:Standard.openfile.Main?language=Basic&amp;location=document" xlink:type="simple"/>
            </office:event-listeners>
            <text:p text:style-name="P1"><text:span text:style-name="T1">UPDATE </text:span><text:span text:style-name="T1">SHE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3" svg:width="0.2181in" svg:height="1.4358in" svg:x="4.0961in" svg:y="3.9327in">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2" draw:style-name="gr3" draw:text-style-name="P4" svg:width="3.6224in" svg:height="0.6465in" svg:x="2.6874in" svg:y="5.8059in">
            <draw:text-box>
              <text:p><text:span text:style-name="T2"><text:s/></text:span><text:span text:style-name="T3">. Aktualisiert Alle Sheets </text:span><text:span text:style-name="T3">(Blätter) des Programms</text:span></text:p>
              <text:p><text:span text:style-name="T3"/></text:p>
            </draw:text-box>
          </draw:frame>
          <draw:custom-shape draw:z-index="3" draw:style-name="gr4" draw:text-style-name="P5" svg:width="3.3677in" svg:height="1in" svg:x="6.65in" svg:y="2.5in">
            <office:event-listeners>
              <script:event-listener script:language="ooo:script" script:event-name="dom:click" xlink:href="vnd.sun.star.script:Standard.newMakros.Main?language=Basic&amp;location=document" xlink:type="simple"/>
            </office:event-listeners>
            <text:p text:style-name="P1"><text:span text:style-name="T4"><text:s/></text:span><text:span text:style-name="T4">REMOVE LAST </text:span><text:span text:style-name="T4">WEEK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5" draw:text-style-name="P5" svg:width="2.2378in" svg:height="0.8657in" svg:x="13.2917in" svg:y="6.3087in">
            <office:event-listeners>
              <script:event-listener script:language="ooo:script" script:event-name="dom:click" xlink:href="vnd.sun.star.script:Standard.Setup_Macros.Main?language=Basic&amp;location=document" xlink:type="simple"/>
            </office:event-listeners>
            <text:p text:style-name="P1"><text:span text:style-name="T4">REFR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6" draw:text-style-name="P5" svg:width="3in" svg:height="1in" svg:x="10.3in" svg:y="2.5in">
            <office:event-listeners>
              <script:event-listener script:language="ooo:script" script:event-name="dom:click" xlink:href="vnd.sun.star.script:Standard.deleteOneSheet.Main?language=Basic&amp;location=document" xlink:type="simple"/>
            </office:event-listeners>
            <text:p text:style-name="P1"><text:span text:style-name="T4">REMOVE A </text:span></text:p>
            <text:p text:style-name="P1"><text:span text:style-name="T4">PERSON’S SHE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7" draw:text-style-name="P3" svg:width="1.2327in" svg:height="0.1776in" svg:x="11.9161in" svg:y="6.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z-index="7" draw:style-name="gr8" draw:text-style-name="P4" svg:width="2.622in" svg:height="0.8693in" svg:x="9.1764in" svg:y="6.3701in">
            <draw:text-box>
              <text:p><text:span text:style-name="T2">. </text:span><text:span text:style-name="T5">Entfernt alle Studentenblätter aus dem </text:span><text:span text:style-name="T5">Programm und setzt alles auf Null zurück</text:span></text:p>
            </draw:text-box>
          </draw:frame>
          <draw:custom-shape draw:z-index="8" draw:style-name="gr9" draw:text-style-name="P3" svg:width="0.137in" svg:height="0.8492in" svg:x="8.3941in" svg:y="1.1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9" draw:style-name="gr9" draw:text-style-name="P3" svg:width="0.137in" svg:height="0.8492in" svg:x="11.7303in" svg:y="1.1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10" draw:style-name="gr3" draw:text-style-name="P4" svg:width="2.074in" svg:height="0.6465in" svg:x="7.3961in" svg:y="0.3358in">
            <draw:text-box>
              <text:p><text:span text:style-name="T2">. </text:span><text:span text:style-name="T5">Entfernt die letzte Woche aus dem Programm</text:span></text:p>
            </draw:text-box>
          </draw:frame>
          <draw:frame draw:z-index="11" draw:style-name="gr3" draw:text-style-name="P4" svg:width="2.074in" svg:height="0.6465in" svg:x="10.6146in" svg:y="0.3358in">
            <draw:text-box>
              <text:p><text:span text:style-name="T2">. </text:span><text:span text:style-name="T5">Entfernt ein Student aus dem Programm</text:span></text:p>
            </draw:text-box>
          </draw:frame>
        </table:shapes>
        <table:table-column table:style-name="co12" table:number-columns-repeated="64" table:default-cell-style-name="Default"/>
        <table:table-row table:style-name="ro1" table:number-rows-repeated="2">
          <table:table-cell table:number-columns-repeated="64"/>
        </table:table-row>
        <table:table-row table:style-name="ro1">
          <table:table-cell/>
          <table:table-cell table:style-name="ce8" table:number-columns-spanned="2" table:number-rows-spanned="1"/>
          <table:covered-table-cell/>
          <table:table-cell table:number-columns-repeated="61"/>
        </table:table-row>
      </table:table>
      <table:table table:name="Summary" table:style-name="ta2">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5"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5"/>
        <table:table-column table:style-name="co2" table:default-cell-style-name="Default"/>
        <table:table-row table:style-name="ro2">
          <table:table-cell/>
          <table:table-cell table:style-name="ce24" office:value-type="string" calcext:value-type="string">
            <text:p>Name</text:p>
          </table:table-cell>
          <table:table-cell table:style-name="ce24" office:value-type="string" calcext:value-type="string">
            <text:p>Gesamtstunden</text:p>
          </table:table-cell>
          <table:table-cell table:number-columns-repeated="2"/>
          <table:table-cell table:style-name="ce24" office:value-type="string" calcext:value-type="string">
            <text:p>Komponente</text:p>
          </table:table-cell>
          <table:table-cell table:style-name="ce24" office:value-type="string" calcext:value-type="string">
            <text:p>Gesamtstunden</text:p>
          </table:table-cell>
          <table:table-cell table:number-columns-repeated="3"/>
          <table:table-cell table:style-name="ce26" office:value-type="string" calcext:value-type="string" table:number-columns-spanned="4" table:number-rows-spanned="1">
            <text:p>die das Projekt verlassen haben</text:p>
          </table:table-cell>
          <table:covered-table-cell table:number-columns-repeated="3"/>
        </table:table-row>
        <table:table-row table:style-name="ro1">
          <table:table-cell table:number-columns-repeated="14"/>
        </table:table-row>
        <table:table-row table:style-name="ro2">
          <table:table-cell table:number-columns-repeated="10"/>
          <table:table-cell table:style-name="ce24" office:value-type="string" calcext:value-type="string">
            <text:p>Name</text:p>
          </table:table-cell>
          <table:table-cell table:style-name="ce24" office:value-type="string" calcext:value-type="string">
            <text:p>Gesamtstunden</text:p>
          </table:table-cell>
          <table:table-cell table:style-name="ce28" office:value-type="string" calcext:value-type="string">
            <text:p>Datum</text:p>
          </table:table-cell>
          <table:table-cell/>
        </table:table-row>
        <table:table-row table:style-name="ro1" table:number-rows-repeated="497">
          <table:table-cell table:number-columns-repeated="12"/>
          <table:table-cell table:style-name="Default"/>
          <table:table-cell/>
        </table:table-row>
        <table:table-row table:style-name="ro1" table:number-rows-repeated="1048075">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Linux Biolinum" svg:font-family="'Linux Biolinum'"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6">00/00/0000</text:date>, <text:time style:data-style-name="N2" text:time-value="15:21:16.48327863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home" style:display-name="PageStyle_home" style:page-layout-name="Mpm3">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Ritze" style:display-name="PageStyle_Ritze"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Fichtl" style:display-name="PageStyle_Fichtl"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Kuche" style:display-name="PageStyle_Kuche"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Kouame" style:display-name="PageStyle_Kouame"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Team" style:display-name="PageStyle_Team"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Seck-Eichhorn" style:display-name="PageStyle_Seck-Eichhorn"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Greeb" style:display-name="PageStyle_Greeb"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Coenen" style:display-name="PageStyle_Coenen"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0T06:21:48.057791770</meta:creation-date>
    <dc:language>en-US</dc:language>
    <meta:editing-cycles>3217</meta:editing-cycles>
    <meta:editing-duration>P7DT22H59M35S</meta:editing-duration>
    <meta:generator>LibreOffice/7.2.2.2$Linux_X86_64 LibreOffice_project/20$Build-2</meta:generator>
    <dc:date>2021-11-16T15:21:32.401588679</dc:date>
    <meta:document-statistic meta:table-count="4" meta:cell-count="20" meta:object-count="12"/>
  </office:meta>
</office:document-meta>
</file>

<file path=Basic/Standard/Setup_Macros.xml><?xml version="1.0" encoding="utf-8"?>
<!DOCTYPE module  PUBLIC '-//OpenOffice.org//DTD OfficeDocument 1.0//EN'  'module.dtd'>
<script:module xmlns:script="http://openoffice.org/2000/script" script:name="Setup_Macros" script:language="StarBasic" script:moduleType="normal">REM  *****  BASIC  *****
REM  *****  BASIC  *****
Option VBASupport 1
Option Explicit

Sub Main
Dim answer As Integer
answer = MsgBox("Do you really want to delete all?", vbQuestion + vbYesNo + vbDefaultButton2, "Refresh")
if(answer=6) then
Call ClearAll()
msgbox "Cleared!"
Else 
end if
End Sub

Function isFirstOpening(workbook as String) as Boolean
if(Workbooks(workbook).Sheets("Set-up").Range("A2")=1) then
isFirstOpening=True
else:
isFirstOpening=False
end if
End Function

Function createEverySheets(workbook as String,listOfName as Variant)
Dim i,s,arraySize as Integer
s=5
arraySize=Size(listOfName)
'msgbox arraySize
Workbooks(workbook).Sheets("home").activate
for i=0 to arraySize
Workbooks(workbook).Sheets.Add Before:=ActiveSheet
Workbooks(workbook).Sheets("Sheet" &amp; s).Name=listOfName(i)
Workbooks(workbook).Sheets(listOfName(i)).Select
'AtiveWindow.DisplayGridlines=False
Workbooks(workbook).Sheets(listOfName(i)).Range("A1").ColumnWidth=0
Workbooks(workbook).Sheets(listOfName(i)).Range("B1").ColumnWidth=18 
Workbooks(workbook).Sheets(listOfName(i)).Range("C1").ColumnWidth=30
Workbooks(workbook).Sheets(listOfName(i)).Range("D1").ColumnWidth=40
Workbooks(workbook).Sheets(listOfName(i)).Range("E1").ColumnWidth=22
Workbooks(workbook).Sheets(listOfName(i)).Range("F1").ColumnWidth=21
Workbooks(workbook).Sheets(listOfName(i)).Range("G1").ColumnWidth=18
Workbooks(workbook).Sheets(listOfName(i)).Range("H1").ColumnWidth=15
Workbooks(workbook).Sheets(listOfName(i)).Range("I1").ColumnWidth=24
s=s+1
next
Workbooks(workbook).Sheets("Set-up").Range("F2")=Size(listOfName)+1
Workbooks(workbook).Sheets("Set-up").Range("A2")=0
End Function

Function addNewStudentSheet()
Dim i,j,last as Integer
sh=Activeworkbook.Sheets("Set-up")
last= sh.Range("F2")

End Function

Function ClearAll()
dim i as Integer
dim sh as Sheet
dim id as String
i=2
sh=Activeworkbook.Sheets("Set-up")
do while (sh.Range("C" &amp; i) &lt;&gt;"")
id=sh.Range("C" &amp; i)
Activeworkbook.Sheets(id).delete
sh.Range("C" &amp; i).clear
sh.Range("D" &amp; i).clear
i=i+1
loop
Activeworkbook.Sheets("Summary").Range("A2:H500").clear
Activeworkbook.Sheets("Summary").Range("K4:O500").clear
sh.Range("B2:H100").clear
ActiveWorkbook.Sheets("Team").Range("A1:R1000").clear
sh.Range("A2")=1
sh.Range("F2")=0
sh.Range("I2")=1
sh.Range("K2")=0
sh.Range("L2")=4


End Function

Function deleteOneSheet(sname as String)
Dim list() as String
Dim list1() as String
Dim i,j,last as Integer
dim sh as Sheet
on error goto errHandler

sh=Activeworkbook.Sheets("Set-up")
last= sh.Range("F2")
list=getTeamSheets(Activeworkbook.Name)
list1=getTeamIds(Activeworkbook.Name)
sh.Range("C2:D" &amp; (last+2)).clear
i=2
j=0
do while (i&lt;last+2)
'msgbox list(j)
if (UCase(list(j))=UCase(sname)) then
Activeworkbook.Sheets("Summary").Range("K" &amp; sh.Range("L2"))=sname
Activeworkbook.Sheets("Summary").Range("L" &amp; sh.Range("L2"))= saveHoursBeforeDelete(sname)
Activeworkbook.Sheets("Summary").Range("M" &amp; sh.Range("L2"))=Format(Date,"m/d/yyyy h:mm")
sh.Range("K2")=sh.Range("K2")+1
sh.Range("L2")=sh.Range("L2")+1
j=j+1
end if
sh.Range("C" &amp; i)=list(j)
sh.Range("D" &amp; i)=list1(j)
j=j+1
i=i+1
loop

Activeworkbook.Sheets(sname).delete

Activeworkbook.Sheets("Summary").Range("A2:H500").clear

list=getTeamSheets(Activeworkbook.Name)
Dim offset as Integer
offset=2
for j=0 to Size(list)
Call AnyPersonSumHours(Activeworkbook.Name,list(j),offset)
offset=offset+1
next

Call TeamSumHours(Activeworkbook.Name,offset)
Call KomponenteSumHours(Activeworkbook.Name)

sh.Range("F2")=i-3

exitHandler:
		exit function
errHandler:
      msgbox "person not found"
		resume exitHandler
End Function


Function saveHoursBeforeDelete(sname as String) as Double
dim sh as Sheet
Dim i as Integer
Dim result as Double
sh=Activeworkbook.Sheets("Summary")
i=2
do while (sh.Range("B" &amp; i)&lt;&gt;"")
if(UCase(sh.Range("B" &amp; i))=UCase(sname)) then
result=sh.Range("C" &amp; i)
end if
i=i+1
loop
saveHoursBeforeDelete=Round(result,2)
End Function


Function saveSheetsAndId(workbook as String,listOfSheets() as Variant,listOfId() as Variant)
dim i,j as Integer
dim sh as Sheet
sh=Workbooks(workbook).Sheets("Set-up")
i=2
j=0
do while (j&lt;=Size(listOfSheets))
sh.Range("C" &amp; i)=listOfSheets(j)
sh.Range("D" &amp; i)=listOfId(j)
j=j+1
i=i+1
loop

End Function


Function getTeamSheets(workbook as String) as Variant
dim i,j as Integer
dim sh as Sheet
dim list() as Variant
sh=Workbooks(workbook).Sheets("Set-up")
i=2
j=0
redim list(sh.Range("F2"))
do while sh.Range("C" &amp; i)&lt;&gt;""
list(j)=sh.Range("C" &amp; i)
i=i+1
j=j+1
loop
getTeamSheets=list
End Function

Function getTeamIds(workbook as String) as Variant
dim i,j as Integer
dim sh as Sheet
dim list() as Variant
sh=Workbooks(workbook).Sheets("Set-up")
i=2
j=0
redim list(sh.Range("F2"))
do while sh.Range("D" &amp; i)&lt;&gt;""
list(j)=sh.Range("D" &amp; i)
i=i+1
j=j+1
loop
getTeamIds=list
End Function

Function putOne(workbook as String,sheet as String)
dim i as Integer
dim sh as Sheet
sh=Workbooks(workbook).Sheets(sheet)
i=1
do while true
if(sh.Range("C" &amp; i)="" and sh.Range("D" &amp; i)="" and sh.Range("F" &amp; i)="") and (sh.Range("C" &amp; i+3)="" and sh.Range("D" &amp; i+3)="" and sh.Range("F" &amp; i+3)="") then
exit do
end if
sh.Range("A" &amp; i)=1
i=i+1
loop
End Function

Function putOneWithLimit(workbook as String,sheet as String,limit as Integer)
dim i as Integer
dim sh as Sheet
sh=Workbooks(workbook).Sheets(sheet)
i=1
do while true
if(i=limit) then
exit do
end if
sh.Range("A" &amp; i)=1
i=i+1
loop

do while (sh.Range("C" &amp; i)="")
sh.Range("A" &amp; i)=""
i=i-1
loop

End Function


Function putOneTeam(workbook as String)
dim i,j as Integer
dim sh as Sheet
sh=Workbooks(workbook).Sheets("Team")
i=1
do while true
if((sh.Range("E" &amp; i)="" and sh.Range("H" &amp; i)="") and (sh.Range("E" &amp; i+3)="" and sh.Range("H" &amp; i+3)="")) then
exit do
end if
sh.Range("A" &amp; i)=1
i=i+1
loop


End Function

Function InsertIFNewPerson(workbook,jiraBook,jiraSheet)
Dim list(),names() as String
Dim sname as String
Dim i,last,oldLast as Integer
Dim sheetsNumber as Integer
Dim jsh,sh as Sheet
jsh=Workbooks(jiraBook).Sheets(jiraSheet)
sh=Workbooks(workbook).Sheets("Set-up")
list=getTeamIds(workbook)
sheetsNumber=sh.Range("F2")+5
oldLast=sh.Range("F2")
last=sh.Range("F2")+2
i=2
do while(jsh.Range("E" &amp; i)&lt;&gt;"")
if(not contains(list,Size(list),jsh.Range("E" &amp; i))) then
names=Split(jsh.Range("F" &amp; i)," ")
sname=names(Size(names))
sh.Range("C" &amp; last)=sname
sh.Range("D" &amp; last)=jsh.Range("E" &amp; i)
Workbooks(workbook).Sheets.Add Before:=ActiveSheet
'msgbox "actual sheets "&amp; sheetsNumber
Workbooks(workbook).Sheets("Sheet" &amp; sheetsNumber).Name=sname
Workbooks(workbook).Sheets(sname).Select
ActiveWindow.DisplayGridlines=False
Workbooks(workbook).Sheets(sname).Range("A1").ColumnWidth=0
Workbooks(workbook).Sheets(sname).Range("B1").ColumnWidth=18
Workbooks(workbook).Sheets(sname).Range("C1").ColumnWidth=30
Workbooks(workbook).Sheets(sname).Range("D1").ColumnWidth=40
Workbooks(workbook).Sheets(sname).Range("E1").ColumnWidth=22
Workbooks(workbook).Sheets(sname).Range("F1").ColumnWidth=21
Workbooks(workbook).Sheets(sname).Range("G1").ColumnWidth=18
Workbooks(workbook).Sheets(sname).Range("H1").ColumnWidth=15
Workbooks(workbook).Sheets(sname).Range("I1").ColumnWidth=24
sheetsNumber=sheetsNumber+1
last=last+1
oldLast=oldLast+1
sh.Range("F2")=oldLast
list=getTeamIds(workbook)
end if
i=i+1
loop
sh.Range("F2")=oldLast
End Function

</script:module>
</file>

<file path=Basic/Standard/Summary_Macros.xml><?xml version="1.0" encoding="utf-8"?>
<!DOCTYPE module  PUBLIC '-//OpenOffice.org//DTD OfficeDocument 1.0//EN'  'module.dtd'>
<script:module xmlns:script="http://openoffice.org/2000/script" script:name="Summary_Macros" script:language="StarBasic" script:moduleType="normal">REM  *****  BASIC  *****
Option VBASupport 1
Option Explicit

Sub Main
End Sub

Function AnyPersonSumHours(activeWorkbook as String,personSheet as String,offset as Integer)
Dim begin as Integer
Dim result as Double
result=0 
begin=lastFreeRow(activeWorkbook,personSheet)
if(personSheet&lt;&gt;"") then
do while begin&gt;0
if(Workbooks(activeWorkbook).Sheets(personSheet).Range("I" &amp; begin)="Gesamtstunden") then 
result=result+Workbooks(activeWorkbook).Sheets(personSheet).Range("I" &amp; begin+1)
end if
begin=begin-1
loop
Workbooks(activeWorkbook).Sheets("Summary").Range("B" &amp; offset)=personSheet
Workbooks(activeWorkbook).Sheets("Summary").Range("B"&amp; offset).Interior.ColorIndex=15
Workbooks(activeWorkbook).Sheets("Summary").Range("C" &amp; offset)=Round(result,2)
end if
end Function


Function TeamSumHours(activeWorkbook as String,offset as Integer)
Dim begin,teamIndex as Integer
Dim result as Double
result=0 
begin=lastFreeRow(activeWorkbook,"Team")
teamIndex=Workbooks(activeWorkbook).Sheets("Set-up").Range("F2")
do while begin&gt;0
if(Workbooks(activeWorkbook).Sheets("Team").Range("C" &amp; begin)="Gesamtstunden") then 
result=result+Workbooks(activeWorkbook).Sheets("Team").Range("C" &amp; begin+1)
end if
begin=begin-1
loop
Workbooks(activeWorkbook).Sheets("Summary").Range("B" &amp; teamIndex+3)="Team"
Workbooks(activeWorkbook).Sheets("Summary").Range("B"&amp; teamIndex+3).Interior.ColorIndex=15
Workbooks(activeWorkbook).Sheets("Summary").Range("C" &amp; teamIndex+3)=Round(result,2)
end Function

Function KomponenteSumHours(activeWorkbook as String)
 Dim kompArray() As Integer, tester() As Variant, kompCopy() As Variant
  Dim i, j, count, arraySize As Integer
  Dim  result as Double
  Dim go As Boolean
  go = True
 Dim last,begin as Integer
 
begin=lastFreeRow(activeWorkbook,"Team")
arraySize=0
do while begin&gt;0
if (Workbooks(activeWorkbook).Sheets("Team").Range("H" &amp; begin)&lt;&gt;""  and Workbooks(activeWorkbook).Sheets("Team").Range("H" &amp; begin)&lt;&gt;"Komponente" )then
arraySize=arraySize+1
end if
begin=begin-1
loop

  ReDim kompCopy(arraySize)
  'ReDim kompArray(arraySize)
  ReDim tester(arraySize)

begin=lastFreeRow(activeWorkbook,"Team")


count = 0
do while begin&gt;0
if Workbooks(activeWorkbook).Sheets("Team").Range("H"&amp;begin)&lt;&gt;""  and Workbooks(activeWorkbook).Sheets("Team").Range("H"&amp;begin)&lt;&gt;"Komponente" then
kompCopy(count)=Workbooks(activeWorkbook).Sheets("Team").Range("H" &amp; begin)
count=count+1
end if
begin=begin-1
loop

'compare step

  For i = 0 To arraySize
  If (contains(tester, arraySize, kompCopy(i))) Then
  go = False
  Else
  go = True
  End If
  If (go) Then
  For j = 0 To arraySize
  If UCase(kompCopy(i)) = UCase(kompCopy(j)) Then
  tester(i) = kompCopy(i)
  End If
  Next j
  End If
  Next i
  
Dim newKList() as String
Dim kSize as Integer
kSize=0
Dim kcount as Integer
Dim k as Integer
for k=0 to arraySize
if(tester(k)&lt;&gt;"")then
kSize=kSize+1
end if
next 

kcount=0
redim newKList(kSize)
for k=0 to arraySize
if(tester(k)&lt;&gt;"") then
newKList(kcount)=tester(k)
kcount=kcount+1
end if
next

'newKList_Test
'for i=0 to kcount
'msgbox newKList(i)
'next

begin=lastFreeRow(activeWorkbook,"Team")
result=0
Dim row as Integer
row=2
for i=0 to kcount-1
for j=2 to begin
if(newKList(i)=Workbooks(activeWorkbook).Sheets("Team").Range("H"&amp; j)) then
result=result+Workbooks(activeWorkbook).Sheets("Team").Range("I" &amp; j)
end if
next
Workbooks(activeWorkbook).Sheets("Summary").Range("F"&amp; row).Interior.ColorIndex=15
Workbooks(activeWorkbook).Sheets("Summary").Range("F"&amp; row)=newKList(i)
Workbooks(activeWorkbook).Sheets("Summary").Range("G"&amp; row)=Round(result,2)
row=row+1
result=0
next 
 
End Function
</script:module>
</file>

<file path=Basic/Standard/deleteOneSheet.xml><?xml version="1.0" encoding="utf-8"?>
<!DOCTYPE module  PUBLIC '-//OpenOffice.org//DTD OfficeDocument 1.0//EN'  'module.dtd'>
<script:module xmlns:script="http://openoffice.org/2000/script" script:name="deleteOneSheet" script:language="StarBasic" script:moduleType="normal">REM  *****  BASIC  *****
Option VBASupport 1
Option Explicit

Sub Main
Dim value as String
Dim i as Integer
Dim list() as String

value = InputBox("Enter the person's name", "Delete a student sheet")
if(value&lt;&gt;"" and UCase(value)&lt;&gt;"TEAM") then
Call deleteOneSheet(value)
else 
msgbox "You must enter a name"
end if
End Sub
</script:module>
</file>

<file path=Basic/Standard/newMakros.xml><?xml version="1.0" encoding="utf-8"?>
<!DOCTYPE module  PUBLIC '-//OpenOffice.org//DTD OfficeDocument 1.0//EN'  'module.dtd'>
<script:module xmlns:script="http://openoffice.org/2000/script" script:name="newMakros" script:language="StarBasic" script:moduleType="normal">REM  *****  BASIC  *****
Option VBASupport 1
Option Explicit

Sub Main
Dim answer As Integer
Dim week as Integer
week=ActiveWorkbook.Sheets("Set-up").Range("I2")-1
answer = MsgBox("Do you really want to delete the week " &amp; week &amp;" ?", vbQuestion + vbYesNo + vbDefaultButton2, "Remove last week")
if(answer=6) then
Call clearLastAllSheets()
msgbox "Cleared!"
Else 
end if
end sub

Function clearLastAllSheets()
Dim list() as String
Dim i,testt,testt1,week as Integer
list=getTeamSheets(ActiveWorkbook.Name)
for i=0 to Size(list)
if(list(i)&lt;&gt;"") then
testt=lastWeek(ActiveWorkbook.Name,list(i))-3
if (testt&lt;=0) then
testt=1
end if
ActiveWorkbook.Sheets(list(i)).Range("A"&amp; testt &amp;":R10000").clear
end if
next
testt1=lastWeek(ActiveWorkbook.Name,"Team")-3
if (testt1&lt;=0) then
testt1=1
end if
ActiveWorkbook.Sheets("Team").Range("A"&amp; testt1 &amp;":R10000").clear

Activeworkbook.Sheets("Summary").Range("B2:C500").clear

Dim offset as Integer
offset=2
for i=0 to Size(list)
Call AnyPersonSumHours(ActiveWorkbook.Name,list(i),offset)
offset=offset+1
next

Activeworkbook.Sheets("Summary").Range("F2:H500").clear
Call TeamSumHours(ActiveWorkbook.Name,offset)
Call KomponenteSumHours(ActiveWorkbook.Name)

week=ActiveWorkBook.Sheets("Set-up").Range("I2")
week=week-1
ActiveWorkBook.Sheets("Set-up").Range("I2")=week
if(testt=1 and testt1) then
ActiveWorkBook.Sheets("Set-up").Range("I2")=1
end if

'msgbox "Cleared!"
end Function


</script:module>
</file>

<file path=Basic/Standard/openfile.xml><?xml version="1.0" encoding="utf-8"?>
<!DOCTYPE module  PUBLIC '-//OpenOffice.org//DTD OfficeDocument 1.0//EN'  'module.dtd'>
<script:module xmlns:script="http://openoffice.org/2000/script" script:name="openfile" script:language="StarBasic" script:moduleType="normal">REM  *****  BASIC  *****

Option VBASupport 1
Option Explicit

Sub Main
Dim jira,jiraFilePath,jiraSheet as String
Dim path() as String
Dim vorgList(),komList(),person(),personId() as String
Dim activebook as String
Dim i,week as Integer
on error goto errHandler

   ' Open the file dialog 
    With Application.FileDialog(msoFileDialogFilePicker) 
    ' .Filters.Clear
    '.Filters.Add "csv Files", "*.csv?", 1
    .Title = "Choose a csv file"
    '.AllowMultiSelect = False
 
    If .Show = True Then
    
        jira = .SelectedItems(1)
        jiraFilePath=jira

    End If
  End With 
  
path=Split(jira,"/")
jira=path(Size(path))
path=Split(jira,".")
jiraSheet=path(0)
'msgbox jira
'exit sub
activebook=ActiveWorkBook.Name
week=weekNumber()

if(jira&lt;&gt;"") then
Call openJiraFile(jiraFilePath)

if(isFirstOpening(activebook)) then
personId=getListOfId(jira,Split(jira,".")(0))
person=getListOfLastName(jira,Split(jira,".")(0))

Call closeJiraFile(jira)

Call createEverySheets(activebook,person)
Call saveSheetsAndId(activebook,person,personId)

Call openJiraFile(jiraFilePath)
Dim limit as Integer
for i=0 to Size(person)
if(person(i)&lt;&gt;"" and personId(i)&lt;&gt;"") then
limit=importAnyPersonFile(activebook,person(i),jira,jiraSheet,personId(i),week)
'Call putOne(activebook,person(i))
'Call putOneWithLimit(activebook,person(i),limit)
end if
next i

Call teamPadding(activebook,"Team")
Call putOneTeam(activebook)
Call getVorgList(jira,jiraSheet,lastFreeRow(activebook,"Team"),activebook,week)
Call putOneTeam(activebook)

Call closeJiraFile(jira)
else :
Call openJiraFile(jiraFilePath)
call InsertIfNewPerson(activebook,jira,jiraSheet)
person=getTeamSheets(activebook)
personId=getTeamIds(activebook)


for i=0 to Size(person)
if(person(i)&lt;&gt;"" and personId(i)&lt;&gt;"") then
Call importAnyPersonFile(activebook,person(i),jira,jiraSheet,personId(i),week)
Call putOne(activebook,person(i))
end if
next i

Call teamPadding(activebook,"Team")
Call putOneTeam(activebook)
Call getVorgList(jira,jiraSheet,lastFreeRow(activebook,"Team"),activebook,week)
Call putOneTeam(activebook)

Call closeJiraFile(jira)
end if 

end if

' summary Step

Workbooks(activebook).Sheets("Summary").Range("B2:C500").clear
Dim offset as Integer
offset=2
for i=0 to Size(person)
Call AnyPersonSumHours(activebook,person(i),offset)
offset=offset+1
next

Call TeamSumHours(activebook,offset)
Call KomponenteSumHours(activebook)

 'end summary step
 
exitHandler:
		exit sub
errHandler:
      msgbox "An error is occured"
		resume exitHandler

End Sub


Function openJiraFile(jira as String)
on error goto errHandler

if(jira&lt;&gt;"") then
Workbooks.Open(jira)
end if

exitHandler:
		exit function
errHandler:
     msgbox "file not found"
		resume exitHandler
			
End Function

Function closeJiraFile(file as String)
Workbooks(file).Close
end Function

Function lastFreeRow(activeWorkbook as String,sheet as String) as Integer
Dim last as Integer 
last=1
if(sheet&lt;&gt;"") then
do while True
if Workbooks(activeWorkbook).Sheets(sheet).Cells(last,1).Value=0 and Workbooks(activeWorkbook).Sheets(sheet).Cells(last+3,1).Value =0  then
exit do
end if
last=last+1 
loop
end if
lastFreeRow=last
End Function

Function menuPadding(activeWorkbook as String,sheet as String,optional lastRow as Integer)
Dim celll as Range
Dim paddingLast as Integer
paddingLast=lastFreeRow(activeWorkbook,sheet)
if(paddingLast&gt;2) then
paddingLast=paddingLast+2
end if
for each celll in Workbooks(activeWorkbook).Sheets(sheet).Range("A"&amp; paddingLast &amp;":G"&amp; paddingLast)
celll.Interior.Color=1758337
next
Workbooks(activeWorkbook).Sheets(sheet).Range("A"&amp; paddingLast &amp;":I"&amp; paddingLast).Interior.Color=1758337

Workbooks(activeWorkbook).Sheets(sheet).Range("B"&amp;paddingLast).Value="Woche"
Workbooks(activeWorkbook).Sheets(sheet).Range("B"&amp;paddingLast).Font.Size=13
Workbooks(activeWorkbook).Sheets(sheet).Range("B"&amp;paddingLast).Font.Bold=True
Workbooks(activeWorkbook).Sheets(sheet).Range("C"&amp;paddingLast).Value="Vorgangsschüssel"
Workbooks(activeWorkbook).Sheets(sheet).Range("C"&amp;paddingLast).Font.Size=13
Workbooks(activeWorkbook).Sheets(sheet).Range("C"&amp;paddingLast).Font.Bold=True
Workbooks(activeWorkbook).Sheets(sheet).Range("D"&amp;paddingLast).Value="Vorgangszusammenfassung"
Workbooks(activeWorkbook).Sheets(sheet).Range("D"&amp;paddingLast).Font.Size=13
Workbooks(activeWorkbook).Sheets(sheet).Range("D"&amp;paddingLast).Font.Bold=True
Workbooks(activeWorkbook).Sheets(sheet).Range("E"&amp;paddingLast).Value="Komponente"
Workbooks(activeWorkbook).Sheets(sheet).Range("E"&amp;paddingLast).Font.Size=13
Workbooks(activeWorkbook).Sheets(sheet).Range("E"&amp;paddingLast).Font.Bold=True
Workbooks(activeWorkbook).Sheets(sheet).Range("F"&amp;paddingLast).Value="Arbeitsdatum"
Workbooks(activeWorkbook).Sheets(sheet).Range("F"&amp;paddingLast).Font.Size=13
Workbooks(activeWorkbook).Sheets(sheet).Range("F"&amp;paddingLast).Font.Bold=True
Workbooks(activeWorkbook).Sheets(sheet).Range("G"&amp;paddingLast).Value="Stunden"
Workbooks(activeWorkbook).Sheets(sheet).Range("G"&amp;paddingLast).Font.Size=13
Workbooks(activeWorkbook).Sheets(sheet).Range("G"&amp;paddingLast).Font.Bold=True
Workbooks(activeWorkbook).Sheets(sheet).Range("I"&amp;paddingLast).Value="Gesamtstunden"
Workbooks(activeWorkbook).Sheets(sheet).Range("I"&amp;paddingLast).Font.Size=13
Workbooks(activeWorkbook).Sheets(sheet).Range("I"&amp;paddingLast).Font.Bold=True
End Function


Function teamPadding(activeWorkbook as String,sheet as String,optional lastRow as Integer)
Dim paddingLast as Integer
paddingLast=lastFreeRow(activeWorkbook,sheet)
if(paddingLast&gt;2) then
paddingLast=paddingLast+2
end if

Workbooks(activeWorkbook).Sheets(sheet).Range("B"&amp;paddingLast).Value="Woche"
Workbooks(activeWorkbook).Sheets(sheet).Range("B"&amp;paddingLast).Font.Size=13
Workbooks(activeWorkbook).Sheets(sheet).Range("B"&amp;paddingLast).Font.Bold=True
Workbooks(activeWorkbook).Sheets(sheet).Range("B"&amp;paddingLast).Interior.Color=1758337
Workbooks(activeWorkbook).Sheets(sheet).Range("C"&amp;paddingLast).Value="Gesamtstunden"
Workbooks(activeWorkbook).Sheets(sheet).Range("C"&amp;paddingLast).Font.Size=13
Workbooks(activeWorkbook).Sheets(sheet).Range("C"&amp;paddingLast).Font.Bold=True
Workbooks(activeWorkbook).Sheets(sheet).Range("C"&amp;paddingLast).Interior.Color=1758337
Workbooks(activeWorkbook).Sheets(sheet).Range("E"&amp;paddingLast).Value="Vorgang"
Workbooks(activeWorkbook).Sheets(sheet).Range("E"&amp;paddingLast).Font.Size=13
Workbooks(activeWorkbook).Sheets(sheet).Range("E"&amp;paddingLast).Font.Bold=True
Workbooks(activeWorkbook).Sheets(sheet).Range("E"&amp;paddingLast).Interior.Color=1758337
Workbooks(activeWorkbook).Sheets(sheet).Range("F"&amp;paddingLast).Value="Stunden"
Workbooks(activeWorkbook).Sheets(sheet).Range("F"&amp;paddingLast).Font.Size=13
Workbooks(activeWorkbook).Sheets(sheet).Range("F"&amp;paddingLast).Font.Bold=True
Workbooks(activeWorkbook).Sheets(sheet).Range("F"&amp;paddingLast).Interior.Color=1758337
Workbooks(activeWorkbook).Sheets(sheet).Range("H"&amp;paddingLast).Value="Komponente"
Workbooks(activeWorkbook).Sheets(sheet).Range("H"&amp;paddingLast).Font.Size=13
Workbooks(activeWorkbook).Sheets(sheet).Range("H"&amp;paddingLast).Font.Bold=True
Workbooks(activeWorkbook).Sheets(sheet).Range("H"&amp;paddingLast).Interior.Color=1758337
Workbooks(activeWorkbook).Sheets(sheet).Range("I"&amp;paddingLast).Value="Stunden"
Workbooks(activeWorkbook).Sheets(sheet).Range("I"&amp;paddingLast).Font.Size=13
Workbooks(activeWorkbook).Sheets(sheet).Range("I"&amp;paddingLast).Font.Bold=True
Workbooks(activeWorkbook).Sheets(sheet).Range("I"&amp;paddingLast).Interior.Color=1758337


End Function

Function vorgKompPadding(activeWorkbook as String,sheet as String,lastRow as Integer)


  Workbooks(activeWorkbook).Sheets(sheet).Range("C"&amp; lastRow)="Vorgang"
     Workbooks(activeWorkbook).Sheets(sheet).Range("C"&amp; lastRow).Font.Size = 13
      Workbooks(activeWorkbook).Sheets(sheet).Range("C"&amp; lastRow).Font.Bold= True
    With Workbooks(activeWorkbook).Sheets(sheet).Range("C"&amp; lastRow).Interior
        .Pattern = xlSolid
        .PatternColorIndex = xlAutomatic
        .Color = 1758337
        .TintAndShade = 0
        .PatternTintAndShade = 0
    End With
    
    'With Workbooks(activeWorkbook).Sheets(sheet).Range("C"&amp; lastRow).Font
     '   .ThemeColor = xlThemeColorLight1
      '  .TintAndShade = 0
    'End With
    
    
 Workbooks(activeWorkbook).Sheets(sheet).Range("D"&amp; lastRow)="Stunden"
    Workbooks(activeWorkbook).Sheets(sheet).Range("D"&amp; lastRow).Font.Size = 13
     Workbooks(activeWorkbook).Sheets(sheet).Range("D"&amp; lastRow).Font.Bold = True
    With Workbooks(activeWorkbook).Sheets(sheet).Range("D"&amp; lastRow).Interior
        .Pattern = xlSolid
        .PatternColorIndex = xlAutomatic
        .Color =1758337
        .TintAndShade = 0
        .PatternTintAndShade = 0
    End With
    
   ' With Workbooks(activeWorkbook).Sheets(sheet).Range("D"&amp; lastRow).Font
    '    .ThemeColor = xlThemeColorLight1
     '   .TintAndShade = 0
    'End With
    

  Workbooks(activeWorkbook).Sheets(sheet).Range("F"&amp; lastRow)="Komponente"
    Workbooks(activeWorkbook).Sheets(sheet).Range("F"&amp; lastRow).Font.Size = 13
    Workbooks(activeWorkbook).Sheets(sheet).Range("F"&amp; lastRow).Font.Bold = True
    With Workbooks(activeWorkbook).Sheets(sheet).Range("F"&amp; lastRow).Interior
        .Pattern = xlSolid
        .PatternColorIndex = xlAutomatic
        .Color =1758337
        .TintAndShade = 0
        .PatternTintAndShade = 0
    End With
    
    'With Workbooks(activeWorkbook).Sheets(sheet).Range("F"&amp; lastRow).Font
     '   .ThemeColor = xlThemeColorLight1
      '  .TintAndShade = 0
    'End With
    
 Workbooks(activeWorkbook).Sheets(sheet).Range("G"&amp; lastRow)="Stunden"
   Workbooks(activeWorkbook).Sheets(sheet).Range("G"&amp; lastRow).Font.Size = 13
   Workbooks(activeWorkbook).Sheets(sheet).Range("G"&amp; lastRow).Font.Bold = True
    With Workbooks(activeWorkbook).Sheets(sheet).Range("G"&amp; lastRow).Interior
        .Pattern = xlSolid
        .PatternColorIndex = xlAutomatic
        .Color = 1758337
        .TintAndShade = 0
        .PatternTintAndShade = 0
        
     
   End With
   
  
End Function


Function kompList(optional begin as Integer, optional stopp as Integer,activeWorkbook as String,sheet as String) as Variant
  Dim kompArray() As Integer, tester() As Variant, kompCopy() As Variant
  Dim i, j, testCounter, result, count, arraySize As Integer
  Dim go As Boolean
  go = True
  arraySize=stopp-1
  ReDim kompCopy(arraySize)
  'ReDim kompArray(arraySize)
  ReDim tester(arraySize)
  count = 0
  For i = begin To arraySize
  If Not IsEmpty(Workbooks(activeWorkbook).Sheets(sheet).Range("E" &amp; i)) Then
  kompCopy(count) =Workbooks(activeWorkbook).Sheets(sheet).Range("E" &amp;  i)
  count = count + 1
  End If
  Next
  
  ' init all array's values
  'For i = 0 To arraySize
  'compArray(i) = 0
  'Next i
  
  'compare in order to find the company
  For i = 0 To arraySize
  If (contains(tester, arraySize, kompCopy(i))) Then
  go = False
  Else
  go = True
  End If
  If (go) Then
  For j = 0 To arraySize
  If UCase(kompCopy(i)) = UCase(kompCopy(j)) Then
  'compArray(i) = compArray(i) + 1
  tester(i) = kompCopy(i)
  'testCounter = testCounter + 1
  End If
  Next j
  End If
  Next i
  
kompList = tester

End Function


Function vorgList(optional begin as Integer,optional stopp as Integer,activeWorkbook as String,sheet as String) as Variant
  Dim kompArray() As Integer, tester() As Variant, kompCopy() As Variant
  Dim i, j, testCounter, result, count, arraySize As Integer
  Dim go As Boolean
  go = True
  arraySize=stopp-1
  ReDim kompCopy(arraySize)
  'ReDim kompArray(arraySize)
  ReDim tester(arraySize)
  count = 0
  For i = begin To arraySize
  If Not IsEmpty(Workbooks(activeWorkbook).Sheets(sheet).Range("D" &amp; i)) Then
  kompCopy(count) =Workbooks(activeWorkbook).Sheets(sheet).Range("D" &amp;  i)
  count = count + 1
  End If
  Next
  
  ' init all array's values
  'For i = 0 To arraySize
  'compArray(i) = 0
  'Next i
  
  'compare in order to find the company
  For i = 0 To arraySize
  If (contains(tester, arraySize, kompCopy(i))) Then
  go = False
  Else
  go = True
  End If
  If (go) Then
  For j = 0 To arraySize
  If UCase(kompCopy(i)) = UCase(kompCopy(j)) Then
  'compArray(i) = compArray(i) + 1
  tester(i) = kompCopy(i)
  'testCounter = testCounter + 1
  End If
  Next j
  End If
  Next i
  
vorgList = tester
End Function


Function contains(arr() As Variant, arrLength As Integer, obj As Variant) As Boolean
Dim i As Integer
For i = 0 To arrLength
If (UCase(arr(i)) = UCase(obj)) Then
contains = True
End If
Next i
End Function

Function sumStunde(begin as Integer ,stopp as Integer,activeWorkbook as String,sheet as String) as Double
Dim i as Integer
Dim res as Double
res=0
for i=begin to stopp-1
res=res+Workbooks(activeWorkbook).Sheets(sheet).Range("G" &amp; i)
next
sumStunde=res
End Function

Function vorgangStunde(optional begin as Integer ,optional stopp as Integer,activeWorkbook as String,sheet as String,list() as String,size as Integer) as Variant
Dim result() as Variant
Dim i as Integer 
Dim j as Integer

redim result(size)
for i=0 to size
result(i)=0
next 

for i=0 to size
'msgbox "i check"
for j=begin to stopp-1
'msgbox  list(i) &amp; " =? " &amp; Workbooks("muster.ods").Sheets(sheet).Range("D" &amp; j)
if(list(i)=Workbooks(activeWorkbook).Sheets(sheet).Range("D" &amp; j)) then
'msgbox result(i) &amp; " + " &amp; Workbooks("muster.ods").Sheets(sheet).Range("G" &amp; j)
result(i)=result(i)+Workbooks(activeWorkbook).Sheets(sheet).Range("G" &amp; j)
end if
next j
next i
vorgangStunde=result
End Function

Function kompStunde(optional begin as Integer ,optional stopp as Integer,activeWorkbook as String,sheet as String,list() as String,size as Integer) as Variant
Dim result() as Variant
Dim i as Integer 
Dim j as Integer

redim result(size)
for i=0 to size
result(i)=0
next 

for i=0 to size
'msgbox "i check"
for j=begin to stopp-1
'msgbox  list(i) &amp; " =? " &amp; Workbooks("muster.ods").Sheets(sheet).Range("D" &amp; j)
if(list(i)=Workbooks(activeWorkbook).Sheets(sheet).Range("E" &amp; j)) then
'msgbox result(i) &amp; " + " &amp; Workbooks("muster.ods").Sheets(sheet).Range("G" &amp; j)
result(i)=result(i)+Workbooks(activeWorkbook).Sheets(sheet).Range("G" &amp; j)
end if
next j
next i
kompStunde=result
End Function

Function weekNumber() as Integer
 Dim value as Integer
value=ActiveWorkBook.Sheets("Set-up").Range("I2")
weekNumber=value
value=value+1
ActiveWorkBook.Sheets("Set-up").Range("I2")=value
end Function

function getListOfId(workBook as String,sheet as String) as Variant
Dim listOfId(),inputList(),controlList() as Variant
Dim go as Boolean
Dim wb as Workbook
Dim sh as Sheet
Dim i,row,arraySize as Integer
row=2

wb=Workbooks(workBook)
sh=wb.Sheets(sheet)

do while sh.Range("E"&amp; row )&lt;&gt;""
arraySize=arraySize+1
row=row+1
loop

redim inputList(arraySize)

Dim index as Integer

index=0
row=2
do while sh.Range("E"&amp; row )&lt;&gt;""
if not (contains(inputList,arraySize,sh.Range("E"&amp; row ))) then
inputList(index)=sh.Range("E"&amp; row )
index=index+1
end if
row=row+1
loop

redim listOfId(index-1)

for i=0 to index-1
 listOfId(i)=inputList(i)
 next i
 getListOfId=listOfId
end function


function getListOfLastName(workBook as String,sheet as String) as Variant
Dim listOfLastName(),inputList() ,tmpList(),controlList() as Variant
Dim go as Boolean
Dim wb as Workbook
Dim sh as Sheet
Dim i,j,row,arraySize,count as Integer
row=2

wb=Workbooks(workBook)
sh=wb.Sheets(sheet)

do while sh.Range("F"&amp; row )&lt;&gt;""
arraySize=arraySize+1
row=row+1
loop

redim inputList(arraySize)
redim controlList(arraySize)
Dim index as Integer

index=0
row=2
do while sh.Range("F"&amp; row )&lt;&gt;""
if not (contains(controlList,arraySize,sh.Range("F"&amp; row ))) then
tmpList=Split(sh.Range("F"&amp; row )," ")
inputList(index)=tmpList(Size(tmpList))
controlList(index)=sh.Range("F"&amp; row )
index=index+1
end if
row=row+1
loop

redim listOfLastName(index-1)

for i=0 to index-1
 listOfLastName(i)=inputList(i)
 next i
 getListOfLastName=listOfLastName
end function


function Size(array as Variant) as Integer
Dim res as Integer
on error goto errHandler
do while not isNull(array(res))
res=res+1
loop 
exitHandler:
        Size=res-1
		Exit Function
errHandler:
		'msgbox "error"
      Resume exitHandl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file"/>
  <library:element library:name="newMakros"/>
  <library:element library:name="studentImportMacros"/>
  <library:element library:name="teamMacro"/>
  <library:element library:name="Summary_Macros"/>
  <library:element library:name="Setup_Macros"/>
  <library:element library:name="deleteOneSheet"/>
</library:library>
</file>

<file path=Basic/Standard/studentImportMacros.xml><?xml version="1.0" encoding="utf-8"?>
<!DOCTYPE module  PUBLIC '-//OpenOffice.org//DTD OfficeDocument 1.0//EN'  'module.dtd'>
<script:module xmlns:script="http://openoffice.org/2000/script" script:name="studentImportMacros" script:language="StarBasic" script:moduleType="normal">REM  *****  BASIC  *****
Option VBASupport 1
Option Explicit


Sub Main

End Sub

Function importAnyPersonFile(activeWorkbook as String,personSheet as String,jiraBook,jiSheet as String,id as String,week as Integer) as Integer
Dim user,userFound as Boolean
Dim eRow as Integer
Dim irowC as Integer
Dim jiBook as Workbook
Dim cell as Range
Dim listOfKomp() as String
Dim listOfVorgang() as String
Dim sumSt as Integer
Dim vorgSt as Integer
Dim begin as Integer

Call menuPadding(activeWorkbook,personSheet)
Call putOne(activeWorkbook,personSheet)

set jiBook=Workbooks(jiraBook)
user=False
userFound=False
eRow=1
irowC=lastFreeRow(activeWorkbook,personSheet)
if(irowC&gt;2) then
'msgbox "irowC "&amp;irowC
irowC=irowC+3
end if
begin=irowC
'msgbox "begin "&amp;begin
'msgbox irowC
Do while True
if(jiBook.Sheets(jiSheet).Range("E" &amp; eRow)=id) then
userFound=True
if(user=False) then
'Workbooks(activeWorkbook).Sheets(personSheet).Range("B"&amp; irowC)= jiBook.Sheets(jiSheet).Range("E" &amp; eRow)
Workbooks(activeWorkbook).Sheets(personSheet).Range("B" &amp; irowC)="WOCHE " &amp; week
user=True
end if
Workbooks(activeWorkbook).Sheets(personSheet).Range("C"&amp; irowC)= jiBook.Sheets(jiSheet).Range("A" &amp; eRow)
Workbooks(activeWorkbook).Sheets(personSheet).Range("D"&amp; irowC)= jiBook.Sheets(jiSheet).Range("B" &amp; eRow)
Workbooks(activeWorkbook).Sheets(personSheet).Range("E"&amp; irowC)= jiBook.Sheets(jiSheet).Range("N" &amp; eRow)
'Workbooks(activeWorkbook).Sheets(personSheet).Range("F"&amp; irowC)= jiBook.Sheets(jiSheet).Range("D" &amp; eRow)
Workbooks(activeWorkbook).Sheets(personSheet).Range("F"&amp; irowC)=Format(jiBook.Sheets(jiSheet).Range("D" &amp; eRow), "m/d/yyyy h:mm")
Workbooks(activeWorkbook).Sheets(personSheet).Range("G"&amp; irowC)= Round(jiBook.Sheets(jiSheet).Range("C" &amp; eRow),2)
irowC=irowC+1
end if
if(jiBook.Sheets(jiSheet).Range("E" &amp; eRow)="") then
exit do
end if
eRow=eRow+1
loop

if(userFound=False) then
Workbooks(activeWorkbook).Sheets(personSheet).Range("B" &amp; begin)="WOCHE " &amp; week
Workbooks(activeWorkbook).Sheets(personSheet).Range("C"&amp; begin)= "nothing..."
end if

'import hours

listOfKomp=kompList(begin,irowC,activeWorkbook,personSheet)
listOfVorgang=vorgList(begin,irowC,activeWorkbook,personSheet)
Workbooks(activeWorkbook).Sheets(personSheet).Range("I" &amp; begin)=sumStunde(begin,irowC,activeWorkbook,personSheet)

'end import hours

Dim newKList() as String
Dim kSize as Integer
kSize=0
Dim kcount as Integer
Dim k as Integer
for k=0 to irowC-1
if(listOfKomp(k)&lt;&gt;"")then
kSize=kSize+1
end if
next 

kcount=0
redim newKList(kSize)
for k=0 to irowC-1
if(listOfKomp(k)&lt;&gt;"") then
newKList(kcount)=listOfKomp(k)
kcount=kcount+1
end if
next


Dim newVList() as String
Dim vSize as Integer
vSize=0
Dim vcount as Integer
Dim v as Integer

for v=0 to irowC-1
if(listOfVorgang(v)&lt;&gt;"") then
vSize=vSize+1
end if
next 

vcount=0
redim newVList(vSize)
for v=0 to irowC-1
if(listOfVorgang(v)&lt;&gt;"") then
newVList(vcount)=listOfVorgang(v)
vcount=vcount+1
end if
next

'for v=0 to vSize
'msgbox newVList(v)
'next

Dim vorgNumList() as Double
Dim kompNumList() as Double
vorgNumList =vorgangStunde(begin,irowC,activeWorkbook,personSheet,newVList,vSize)
kompNumList=kompStunde(begin,irowC,activeWorkbook,personSheet,newKList,kSize)

'for v=0 to vcount
'msgbox "vorgNumList = "&amp; v &amp; " "&amp; vorgNumList(v)
'next

Call vorgKompPadding(activeWorkbook,personSheet,irowC+2)
' Vorgang import
v=0
for k=irowC+3 to irowC*2
if(v&lt;vSize) then
Workbooks(activeWorkbook).Sheets(personSheet).Range("C" &amp; k)=newVList(v)
Workbooks(activeWorkbook).Sheets(personSheet).Range("D" &amp; k)=Round(vorgNumList(v),2)
v=v+1
end if
next

'end Vorgang import


'komponente import
v=0
for k=irowC+3 to irowC*2
if(v&lt;kSize) then
Workbooks(activeWorkbook).Sheets(personSheet).Range("F" &amp; k)=newKList(v)
Workbooks(activeWorkbook).Sheets(personSheet).Range("G" &amp; k)=Round(kompNumList(v),2)
v=v+1
end if
next
importAnyPersonFile=k
Call putOneWithLimit(activeWorkbook,personSheet,k)

End Function

</script:module>
</file>

<file path=Basic/Standard/teamMacro.xml><?xml version="1.0" encoding="utf-8"?>
<!DOCTYPE module  PUBLIC '-//OpenOffice.org//DTD OfficeDocument 1.0//EN'  'module.dtd'>
<script:module xmlns:script="http://openoffice.org/2000/script" script:name="teamMacro" script:language="StarBasic" script:moduleType="normal">REM  *****  BASIC  *****
Option VBASupport 1
Option Explicit

Sub Main

End Sub

Function teamStunde(lastRow as Integer,activeWorkbook as String)
Dim tmpSheet, teamSheet as Sheet
Dim tmpName as String
Dim result as Double
Dim i as Integer
i=2
teamSheet=Workbooks(activeWorkbook).Sheets("Set-up")
do while teamSheet.Range("C" &amp; i)&lt;&gt;""
tmpName=teamSheet.Range("C" &amp; i)
tmpSheet=Workbooks(activeWorkbook).Sheets(tmpName)
result=result+tmpSheet.Range("I" &amp; lastWeek(activeWorkbook,tmpName))
i=i+1
loop
Workbooks(activeWorkbook).Sheets("Team").Range("C" &amp; lastRow)=result
End Function

Function vorgTeamStunde(list as Variant,size as Integer,lastRow as Integer,activeWorkbook as String)
Dim i,l as Integer
Dim j as Integer
DIm vorgNum() as Double
Dim reallySize as Integer
Dim newList() as String
Dim count as Integer
Dim setupSheet as Sheet
Dim sname as String
setupSheet=Workbooks(activeWorkbook).Sheets("Set-up")
reallySize =0
for i=0 to size
if(list(i)&lt;&gt;"" )then
'msgbox list(i)
reallySize=reallySize+1
end if
next
redim vorgNum(reallySize)
redim newList(reallySize)

count=0
for i=0 to size
if(list(i)&lt;&gt;"" )then
newList(count)=list(i)
count=count+1
end if
next

if(lastRow&gt;2) then
'msgbox "irowC "&amp;irowC
lastRow=lastRow+3
end if
l=2
do while setupSheet.Range("C" &amp; l)&lt;&gt;""
sname=setupSheet.Range("C" &amp; l)
for i=0 to reallySize
for j=lastPadding(activeWorkbook,sname) to lastFreeRow(activeWorkbook,sname)
if(newList(i)=Workbooks(activeWorkbook).Sheets(sname).Range("C" &amp; j)) then
'msgbox vorgNum(i)=vorgNum(i)+Workbooks("muster.ods").Sheets("Coenen").Range("L" &amp; j)
vorgNum(i)=vorgNum(i)+Workbooks(activeWorkbook).Sheets(sname).Range("D" &amp; j)
end if
next
next
l=l+1
loop

j=lastRow
for i=0 to reallySize
if(i&lt;reallySize) then
Workbooks(activeWorkbook).Sheets("Team").Range("E" &amp; j)=newList(i)
Workbooks(activeWorkbook).Sheets("Team").Range("F" &amp; j)=Round(vorgNum(i),2)
j=j+1
end if
next
End Function

Function kompTeamStunde(list as Variant,size as Integer,lastRow as Integer,activeWorkbook as String,week as Integer)
Dim i,l as Integer
Dim j as Integer
DIm kompNum() as Double
Dim reallySize as Integer
Dim newList() as String
Dim count as Integer
Dim setupSheet as Sheet
Dim sname as String
setupSheet=Workbooks(activeWorkbook).Sheets("Set-up")
reallySize =0
for i=0 to size
if(list(i)&lt;&gt;"" )then
'msgbox list(i)
reallySize=reallySize+1
end if
next
redim kompNum(reallySize)
redim newList(reallySize)
count=0
for i=0 to size
if(list(i)&lt;&gt;"" )then
newList(count)=list(i)
count=count+1
end if
next
l=2
do while setupSheet.Range("C" &amp; l)&lt;&gt;""
sname=setupSheet.Range("C" &amp; l)
for i=0 to reallySize
for j=lastPadding(activeWorkbook,sname) to lastFreeRow(activeWorkbook,sname)
if(newList(i)=Workbooks(activeWorkbook).Sheets(sname).Range("F" &amp; j)) then
kompNum(i)=kompNum(i)+Workbooks(activeWorkbook).Sheets(sname).Range("G" &amp; j)
end if
next
next
l=l+1
loop

j=lastRow
for i=0 to reallySize
if(i&lt;reallySize) then
Workbooks(activeWorkbook).Sheets("Team").Range("H" &amp; j)=newList(i)
Workbooks(activeWorkbook).Sheets("Team").Range("I" &amp; j)=Round(kompNum(i),2)
j=j+1
end if
next
Workbooks(activeWorkbook).Sheets("Team").Range("B" &amp; lastRow)="WOCHE " &amp; week
Call teamStunde(lastRow,activeWorkbook)
End Function


Function getVorgList(jiraBook as String,jiraSheet as String,optional lastRow as Integer,activeWorkbook as String,week as Integer) 
 Dim vorgArray() As Integer, tester() As Variant, vorgCopy() As Variant
  Dim i, j, testCounter, result, count, arraySize As Integer
  Dim go As Boolean
  go = True
 Dim last as Integer 
last=1
do while Workbooks(jiraBook).Sheets(jiraSheet).Cells(last,1).Value&lt;&gt;""
last=last+1 
loop
  arraySize=last
  ReDim vorgCopy(arraySize)
  'ReDim kompArray(arraySize)
  ReDim tester(arraySize)
  'count = 0
  For i = 2 To arraySize
  If Not IsEmpty(Workbooks(jiraBook).Sheets(jiraSheet).Range("B" &amp; i)) Then
  vorgCopy(i) =Workbooks(jiraBook).Sheets(jiraSheet).Range("B" &amp;  i)
  'count = count + 1
  End If
  Next
  
'compare step

  For i = 0 To arraySize
  If (contains(tester, arraySize, vorgCopy(i))) Then
  go = False
  Else
  go = True
  End If
  If (go) Then
  For j = 0 To arraySize
  If UCase(vorgCopy(i)) = UCase(vorgCopy(j)) Then
  tester(i) = vorgCopy(i)
  End If
  Next j
  End If
  Next i
Call vorgTeamStunde(tester,arraySize,lastRow,activeWorkbook)
Call getKompList(jiraBook,jiraSheet,lastRow,activeWorkbook,week)
End Function

Function getKompList(jiraBook as String,jiraSheet as String,optional lastRow as Integer,activeWorkbook as String,week as Integer)
 Dim vorgArray() As Integer, tester() As Variant, vorgCopy() As Variant
  Dim i, j, testCounter, result, count, arraySize As Integer
  Dim go As Boolean
  go = True
 Dim last as Integer 
last=1
do while Workbooks(jiraBook).Sheets(jiraSheet).Cells(last,1).Value&lt;&gt;""
last=last+1 
loop
  arraySize=last
  ReDim vorgCopy(arraySize)
  'ReDim kompArray(arraySize)
  ReDim tester(arraySize)
  'count = 0
  For i = 2 To arraySize
  If Not IsEmpty(Workbooks(jiraBook).Sheets(jiraSheet).Range("N" &amp; i)) Then
  vorgCopy(i) =Workbooks(jiraBook).Sheets(jiraSheet).Range("N" &amp;  i)
  'count = count + 1
  End If
  Next
  
'compare step

  For i = 0 To arraySize
  If (contains(tester, arraySize, vorgCopy(i))) Then
  go = False
  Else
  go = True
  End If
  If (go) Then
  For j = 0 To arraySize
  If UCase(vorgCopy(i)) = UCase(vorgCopy(j)) Then
  tester(i) = vorgCopy(i)
  End If
  Next j
  End If
  Next i
Call kompTeamStunde(tester,arraySize,lastRow,activeWorkbook,week)
End Function


Function lastWeek(activeWorkbook as String,sheet as String) as Integer
Dim part as String
Dim last as Integer
'msgbox sheet
last=lastFreeRow(activeWorkbook,sheet)
'msgbox last
if (last&gt;1) then
do while Workbooks(activeWorkbook).Sheets(sheet).Range("B" &amp; last)=""
last=last-1
loop 
end if

if(last=1) then
'msgbox "i got 1"
last=last+1
end if

lastWeek=last
End Function

Function lastPadding(activeWorkbook as String,sheet as String) as Integer
Dim part as String
Dim last as Integer
last=lastFreeRow(activeWorkbook,sheet)
if(last&gt;1) then
last=last-1
end if
'msgbox last
do while Workbooks(activeWorkbook).Sheets(sheet).Range("C" &amp; last)&lt;&gt;""
last=last-1
loop 
if(last=1) then
'msgbox "i got 1"
last=last+1
end if

lastPadding=last+2
End Function


Function findWeek(sheet as String,week as String,activeWorkbook as String) as Integer
Dim part as String
Dim last as Integer
last=lastFreeRow(activeWorkbook,sheet)
'msgbox last
do while Workbooks(activeWorkbook).Sheets(sheet).Range("B" &amp; last)&lt;&gt;Ucase(week)
last=last-1
if(last&lt;0) then
msgbox "Week didn't found"
exit do
end if
loop 
if(last=1) then
'msgbox "i got 1"
last=last+1
end if

lastWeek=last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